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e718"/>
    </style:style>
    <style:style style:name="P2" style:family="paragraph" style:parent-style-name="Standard">
      <style:text-properties officeooo:paragraph-rsid="000e7401"/>
    </style:style>
    <style:style style:name="P3" style:family="paragraph" style:parent-style-name="Standard">
      <style:text-properties officeooo:paragraph-rsid="000ee7c2"/>
    </style:style>
    <style:style style:name="P4" style:family="paragraph" style:parent-style-name="Standard">
      <style:text-properties officeooo:paragraph-rsid="001404ba"/>
    </style:style>
    <style:style style:name="P5" style:family="paragraph" style:parent-style-name="Standard">
      <style:text-properties officeooo:paragraph-rsid="0018eec5"/>
    </style:style>
    <style:style style:name="P6" style:family="paragraph" style:parent-style-name="Standard">
      <style:text-properties officeooo:paragraph-rsid="001ac4bf"/>
    </style:style>
    <style:style style:name="P7" style:family="paragraph" style:parent-style-name="Standard">
      <style:text-properties officeooo:paragraph-rsid="001e4738"/>
    </style:style>
    <style:style style:name="P8" style:family="paragraph" style:parent-style-name="Standard">
      <style:text-properties style:text-underline-style="none" officeooo:paragraph-rsid="002026f9"/>
    </style:style>
    <style:style style:name="P9" style:family="paragraph" style:parent-style-name="Standard">
      <style:text-properties officeooo:rsid="001f999e" officeooo:paragraph-rsid="000ce718"/>
    </style:style>
    <style:style style:name="P10" style:family="paragraph" style:parent-style-name="Standard">
      <style:text-properties officeooo:paragraph-rsid="001ee159"/>
    </style:style>
    <style:style style:name="P11" style:family="paragraph" style:parent-style-name="Standard">
      <style:text-properties officeooo:paragraph-rsid="0023259c"/>
    </style:style>
    <style:style style:name="P12" style:family="paragraph" style:parent-style-name="Standard" style:list-style-name="L1">
      <style:text-properties style:text-underline-style="none" officeooo:paragraph-rsid="000ce718"/>
    </style:style>
    <style:style style:name="P13" style:family="paragraph" style:parent-style-name="Standard" style:list-style-name="L1">
      <style:text-properties style:text-underline-style="none" officeooo:paragraph-rsid="001ee159"/>
    </style:style>
    <style:style style:name="P14" style:family="paragraph" style:parent-style-name="Standard" style:list-style-name="L1">
      <style:text-properties style:text-underline-style="none" officeooo:paragraph-rsid="002026f9"/>
    </style:style>
    <style:style style:name="P15" style:family="paragraph" style:parent-style-name="Standard" style:list-style-name="L8">
      <style:text-properties style:text-underline-style="none" officeooo:paragraph-rsid="001c11b2"/>
    </style:style>
    <style:style style:name="P16" style:family="paragraph" style:parent-style-name="Standard" style:list-style-name="L8">
      <style:text-properties style:text-underline-style="none" officeooo:paragraph-rsid="00215559"/>
    </style:style>
    <style:style style:name="P17" style:family="paragraph" style:parent-style-name="Standard" style:list-style-name="L2">
      <style:text-properties officeooo:paragraph-rsid="000ce718"/>
    </style:style>
    <style:style style:name="P18" style:family="paragraph" style:parent-style-name="Standard" style:list-style-name="L2">
      <style:text-properties officeooo:paragraph-rsid="001745d7"/>
    </style:style>
    <style:style style:name="P19" style:family="paragraph" style:parent-style-name="Standard" style:list-style-name="L3">
      <style:text-properties officeooo:paragraph-rsid="000ce718"/>
    </style:style>
    <style:style style:name="P20" style:family="paragraph" style:parent-style-name="Standard" style:list-style-name="L4">
      <style:text-properties officeooo:paragraph-rsid="000ee7c2"/>
    </style:style>
    <style:style style:name="P21" style:family="paragraph" style:parent-style-name="Standard" style:list-style-name="L5">
      <style:text-properties officeooo:paragraph-rsid="000ce718"/>
    </style:style>
    <style:style style:name="P22" style:family="paragraph" style:parent-style-name="Standard" style:list-style-name="L5">
      <style:text-properties officeooo:paragraph-rsid="000e7401"/>
    </style:style>
    <style:style style:name="P23" style:family="paragraph" style:parent-style-name="Standard" style:list-style-name="L6">
      <style:text-properties officeooo:paragraph-rsid="000ee7c2"/>
    </style:style>
    <style:style style:name="P24" style:family="paragraph" style:parent-style-name="Standard" style:list-style-name="L7">
      <style:text-properties officeooo:paragraph-rsid="000e7401"/>
    </style:style>
    <style:style style:name="P25" style:family="paragraph" style:parent-style-name="Standard" style:list-style-name="L7">
      <style:text-properties officeooo:paragraph-rsid="001d2f00"/>
    </style:style>
    <style:style style:name="P26" style:family="paragraph" style:parent-style-name="Standard" style:list-style-name="L8">
      <style:text-properties officeooo:paragraph-rsid="001c11b2"/>
    </style:style>
    <style:style style:name="P27" style:family="paragraph" style:parent-style-name="Standard" style:list-style-name="L8">
      <style:text-properties officeooo:paragraph-rsid="001404ba"/>
    </style:style>
    <style:style style:name="P28" style:family="paragraph" style:parent-style-name="Standard" style:list-style-name="L8">
      <style:text-properties officeooo:paragraph-rsid="00215559"/>
    </style:style>
    <style:style style:name="P29" style:family="paragraph" style:parent-style-name="Standard" style:list-style-name="L9">
      <style:text-properties officeooo:paragraph-rsid="001404ba"/>
    </style:style>
    <style:style style:name="T1" style:family="text">
      <style:text-properties officeooo:rsid="003697c2"/>
    </style:style>
    <style:style style:name="T2" style:family="text">
      <style:text-properties officeooo:rsid="000d2cc8"/>
    </style:style>
    <style:style style:name="T3" style:family="text">
      <style:text-properties officeooo:rsid="000d6720"/>
    </style:style>
    <style:style style:name="T4" style:family="text">
      <style:text-properties officeooo:rsid="000e7401"/>
    </style:style>
    <style:style style:name="T5" style:family="text">
      <style:text-properties officeooo:rsid="000ee7c2"/>
    </style:style>
    <style:style style:name="T6" style:family="text">
      <style:text-properties officeooo:rsid="00123653"/>
    </style:style>
    <style:style style:name="T7" style:family="text">
      <style:text-properties officeooo:rsid="0010b9d2"/>
    </style:style>
    <style:style style:name="T8" style:family="text">
      <style:text-properties officeooo:rsid="001404ba"/>
    </style:style>
    <style:style style:name="T9" style:family="text">
      <style:text-properties officeooo:rsid="0014ba07"/>
    </style:style>
    <style:style style:name="T10" style:family="text">
      <style:text-properties fo:color="#800000"/>
    </style:style>
    <style:style style:name="T11" style:family="text">
      <style:text-properties fo:color="#800000" officeooo:rsid="003697c2"/>
    </style:style>
    <style:style style:name="T12" style:family="text">
      <style:text-properties fo:color="#808080" style:font-name-asian="DejaVu Sans" style:font-size-asian="9pt" style:font-style-asian="italic"/>
    </style:style>
    <style:style style:name="T13" style:family="text">
      <style:text-properties fo:color="#808080" officeooo:rsid="001c11b2" style:font-name-asian="DejaVu Sans" style:font-size-asian="9pt" style:font-style-asian="italic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8a424"/>
    </style:style>
    <style:style style:name="T16" style:family="text">
      <style:text-properties style:text-underline-style="none" officeooo:rsid="001ee159"/>
    </style:style>
    <style:style style:name="T17" style:family="text">
      <style:text-properties officeooo:rsid="001ee159"/>
    </style:style>
    <style:style style:name="T18" style:family="text">
      <style:text-properties officeooo:rsid="002026f9"/>
    </style:style>
    <style:style style:name="T19" style:family="text">
      <style:text-properties officeooo:rsid="0021555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作者:邓钧仁</text:p>
      <text:p text:style-name="P1"/>
      <text:p text:style-name="P1"/>
      <text:p text:style-name="P1">模块名:年假管理</text:p>
      <text:p text:style-name="P1"><text:tab/>导航<text:span text:style-name="T1">下拉名_1:年假</text:span><text:bookmark-start text:name="__DdeLink__5970_291240374"/><text:span text:style-name="T1">信息</text:span><text:bookmark-end text:name="__DdeLink__5970_291240374"/></text:p>
      <text:p text:style-name="P5"><text:tab/><text:tab/><text:span text:style-name="T10">导航</text:span><text:span text:style-name="T11">名_1:</text:span><text:bookmark-start text:name="__DdeLink__275_1205973050"/><text:span text:style-name="T11">年假信息记录</text:span><text:bookmark-end text:name="__DdeLink__275_1205973050"/></text:p>
      <text:p text:style-name="P1"><text:tab/><text:tab/><text:tab/><text:span text:style-name="T14">功能名_</text:span><text:span text:style-name="T15">1:列表 功能类型:网格</text:span></text:p>
      <text:list xml:id="list314297736976577869" text:style-name="L1">
        <text:list-item>
          <text:p text:style-name="P12">字段名:年度</text:p>
        </text:list-item>
        <text:list-item>
          <text:p text:style-name="P12">字段名:姓名</text:p>
        </text:list-item>
        <text:list-item>
          <text:p text:style-name="P12">字段名:地区</text:p>
        </text:list-item>
        <text:list-item>
          <text:p text:style-name="P12">字段名:岗位</text:p>
        </text:list-item>
        <text:list-item>
          <text:p text:style-name="P12">字段名:项目组/部门</text:p>
        </text:list-item>
        <text:list-item>
          <text:p text:style-name="P12">字段名:岗位层级</text:p>
        </text:list-item>
        <text:list-item>
          <text:p text:style-name="P12">字段名:入职时间</text:p>
        </text:list-item>
        <text:list-item>
          <text:p text:style-name="P12">字段名:工龄</text:p>
        </text:list-item>
        <text:list-item>
          <text:p text:style-name="P12">字段名:可休年假天数</text:p>
        </text:list-item>
        <text:list-item>
          <text:p text:style-name="P12">字段名:剩余休假天数</text:p>
        </text:list-item>
        <text:list-item>
          <text:p text:style-name="P12">字段名:是否已休假</text:p>
        </text:list-item>
        <text:list-item>
          <text:p text:style-name="P12">字段名:备注</text:p>
        </text:list-item>
      </text:list>
      <text:p text:style-name="P10"><text:tab/><text:tab/><text:tab/><text:span text:style-name="T14">功能名_</text:span><text:span text:style-name="T16">2</text:span><text:span text:style-name="T15">:添加 功能类型:添加</text:span></text:p>
      <text:list xml:id="list165603447268098" text:continue-numbering="true" text:style-name="L1">
        <text:list-header>
          <text:p text:style-name="P13"><text:span text:style-name="T17">1.</text:span>字段名:年度 <text:s text:c="3"/>字段类型:数字框 ,<text:bookmark-start text:name="__DdeLink__5968_2912403741"/>必填<text:bookmark-end text:name="__DdeLink__5968_2912403741"/></text:p>
          <text:p text:style-name="P13"><text:span text:style-name="T17">2.</text:span>字段名:姓名 <text:s text:c="3"/>字段类型:下拉框 ,<text:bookmark-start text:name="__DdeLink__5968_29124037411"/>必填<text:bookmark-end text:name="__DdeLink__5968_29124037411"/></text:p>
          <text:p text:style-name="P13"><text:span text:style-name="T17">3.</text:span>字段名:地区 <text:s text:c="2"/>字段类型:下拉框 ,<text:bookmark-start text:name="__DdeLink__5968_29124037412"/>必填<text:bookmark-end text:name="__DdeLink__5968_29124037412"/></text:p>
          <text:p text:style-name="P13"><text:span text:style-name="T17">4.</text:span>字段名:岗位 <text:s text:c="2"/>字段类型:下拉框 ,<text:bookmark-start text:name="__DdeLink__5968_29124037413"/>必填<text:bookmark-end text:name="__DdeLink__5968_29124037413"/></text:p>
          <text:p text:style-name="P13"><text:span text:style-name="T17">5.</text:span>字段名:项目组/部门 <text:s text:c="2"/>字段类型:下拉框 ,<text:bookmark-start text:name="__DdeLink__5968_29124037414"/>必填<text:bookmark-end text:name="__DdeLink__5968_29124037414"/></text:p>
          <text:p text:style-name="P13"><text:span text:style-name="T17">6.</text:span>字段名:岗位层级 <text:s text:c="2"/><text:bookmark-start text:name="__DdeLink__245_1205973050"/>字段类型:数字框 ,<text:bookmark-start text:name="__DdeLink__5968_29124037415"/>必填<text:bookmark-end text:name="__DdeLink__245_1205973050"/><text:bookmark-end text:name="__DdeLink__5968_29124037415"/></text:p>
          <text:p text:style-name="P14"><text:span text:style-name="T17">7.</text:span>字段名:入职时间 <text:s text:c="2"/><text:bookmark-start text:name="__DdeLink__249_1205973050"/>字段类型:时间框<text:span text:style-name="T18">(年月日)</text:span> ,<text:bookmark-start text:name="__DdeLink__5968_291240374151"/>必填<text:bookmark-end text:name="__DdeLink__249_1205973050"/><text:bookmark-end text:name="__DdeLink__5968_291240374151"/></text:p>
          <text:p text:style-name="P14"><text:span text:style-name="T17">8.</text:span>字段名:工龄 <text:s text:c="4"/><text:bookmark-start text:name="__DdeLink__265_1205973050"/><text:bookmark-start text:name="__DdeLink__253_1205973050"/>字段类型:文本框 ,<text:bookmark-start text:name="__DdeLink__5968_2912403741511"/>必填<text:bookmark-end text:name="__DdeLink__265_1205973050"/><text:bookmark-end text:name="__DdeLink__253_1205973050"/><text:bookmark-end text:name="__DdeLink__5968_2912403741511"/></text:p>
          <text:p text:style-name="P14"><text:span text:style-name="T17">9.</text:span>字段名:可休年假天数 <text:s/>字段类型:数字框 ,<text:bookmark-start text:name="__DdeLink__5968_29124037415111"/>必填<text:bookmark-end text:name="__DdeLink__5968_29124037415111"/></text:p>
          <text:p text:style-name="P14"><text:span text:style-name="T17">10.</text:span>字段名:剩余休假天数 <text:s/><text:bookmark-start text:name="__DdeLink__261_1205973050"/>字段类型:数字框 ,<text:bookmark-start text:name="__DdeLink__5968_291240374151111"/>必填<text:bookmark-end text:name="__DdeLink__261_1205973050"/><text:bookmark-end text:name="__DdeLink__5968_291240374151111"/></text:p>
          <text:p text:style-name="P14"><text:span text:style-name="T17">11.</text:span>字段名:是否已休假 <text:s text:c="2"/>字段类型:下拉框<text:span text:style-name="T18">(是/否)</text:span>,<text:bookmark-start text:name="__DdeLink__5968_2912403741511111"/>必填<text:bookmark-end text:name="__DdeLink__5968_2912403741511111"/></text:p>
        </text:list-header>
      </text:list>
      <text:p text:style-name="P8"><text:tab/><text:tab/><text:tab/><text:tab/><text:span text:style-name="T17">12.</text:span>字段名:备注 <text:s text:c="4"/>字段类型:文本框 ,非<text:bookmark-start text:name="__DdeLink__5968_29124037415112"/>必填<text:bookmark-end text:name="__DdeLink__5968_29124037415112"/></text:p>
      <text:p text:style-name="P1"><text:tab/><text:tab/><text:tab/>功能名_<text:span text:style-name="T2">2:</text:span><text:bookmark-start text:name="__DdeLink__3229_1027842830"/><text:span text:style-name="T2">年假申请 </text:span><text:bookmark-end text:name="__DdeLink__3229_1027842830"/><text:span text:style-name="T2">功能类型:编辑</text:span></text:p>
      <text:list xml:id="list8478736481218549864" text:style-name="L2">
        <text:list-item>
          <text:p text:style-name="P17">字段名:请假时间 字段类型:时间框 ,<text:bookmark-start text:name="__DdeLink__5968_291240374"/>必填<text:bookmark-end text:name="__DdeLink__5968_291240374"/></text:p>
        </text:list-item>
        <text:list-item>
          <text:p text:style-name="P18">字段名: 开始时间 <text:s text:c="2"/>字段类型:时间框 必填</text:p>
        </text:list-item>
        <text:list-item>
          <text:p text:style-name="P18">字段名: 结束时间 <text:s text:c="3"/>字段类型:时间框 必填</text:p>
        </text:list-item>
        <text:list-item>
          <text:p text:style-name="P17">字段名:备注</text:p>
        </text:list-item>
      </text:list>
      <text:p text:style-name="P3"><text:tab/><text:tab/><text:tab/>功能名_<text:span text:style-name="T3">3:</text:span><text:bookmark-start text:name="__DdeLink__3233_1027842830"/><text:bookmark-start text:name="__DdeLink__277_1205973050"/><text:span text:style-name="T3">查看年假申请记录</text:span><text:bookmark-end text:name="__DdeLink__3233_1027842830"/><text:bookmark-end text:name="__DdeLink__277_1205973050"/><text:span text:style-name="T3"> 功能类型:网格</text:span></text:p>
      <text:list xml:id="list3257491321950185466" text:style-name="L3">
        <text:list-item>
          <text:p text:style-name="P19">字段名:请假开始时间</text:p>
        </text:list-item>
        <text:list-item>
          <text:p text:style-name="P19">字段名:请假结束时间</text:p>
        </text:list-item>
        <text:list-item>
          <text:p text:style-name="P19">字段名:请假时间</text:p>
        </text:list-item>
        <text:list-item>
          <text:p text:style-name="P19">字段名:请假天数</text:p>
        </text:list-item>
        <text:list-item>
          <text:p text:style-name="P19">字段名:审核人</text:p>
        </text:list-item>
        <text:list-item>
          <text:p text:style-name="P19">字段名:是否通过</text:p>
        </text:list-item>
        <text:list-item>
          <text:p text:style-name="P19">字段名:审核意见</text:p>
        </text:list-item>
        <text:list-item>
          <text:p text:style-name="P19">字段名:审核时间</text:p>
        </text:list-item>
      </text:list>
      <text:p text:style-name="P3"><text:tab/><text:tab/><text:tab/>功能名_<text:span text:style-name="T5">4:</text:span><text:bookmark-start text:name="__DdeLink__279_1205973050"/><text:bookmark-start text:name="__DdeLink__5973_291240374"/><text:span text:style-name="T5">我的年假记录</text:span><text:bookmark-end text:name="__DdeLink__279_1205973050"/><text:bookmark-end text:name="__DdeLink__5973_291240374"/><text:span text:style-name="T5"> 功能类型:网格</text:span></text:p>
      <text:list xml:id="list359857906345911104" text:style-name="L4">
        <text:list-item>
          <text:p text:style-name="P20"><text:soft-page-break/>字段名:年度</text:p>
        </text:list-item>
        <text:list-item>
          <text:p text:style-name="P20">字段名:地区</text:p>
        </text:list-item>
        <text:list-item>
          <text:p text:style-name="P20">字段名:岗位</text:p>
        </text:list-item>
        <text:list-item>
          <text:p text:style-name="P20">字段名:项目组/部门</text:p>
        </text:list-item>
        <text:list-item>
          <text:p text:style-name="P20">字段名:岗位层级</text:p>
        </text:list-item>
        <text:list-item>
          <text:p text:style-name="P20">字段名:入职时间</text:p>
        </text:list-item>
        <text:list-item>
          <text:p text:style-name="P20">字段名:工龄</text:p>
        </text:list-item>
        <text:list-item>
          <text:p text:style-name="P20">字段名:可休年假天数</text:p>
        </text:list-item>
        <text:list-item>
          <text:p text:style-name="P20">字段名:剩余休假天数</text:p>
        </text:list-item>
        <text:list-item>
          <text:p text:style-name="P20">字段名:是否已休假</text:p>
        </text:list-item>
        <text:list-item>
          <text:p text:style-name="P20">字段名:备注</text:p>
        </text:list-item>
      </text:list>
      <text:p text:style-name="P6"><text:tab/><text:tab/>导航名_<text:span text:style-name="T4">2:</text:span><text:bookmark-start text:name="__DdeLink__3235_1027842830"/><text:span text:style-name="T4">年假申请记录</text:span><text:bookmark-end text:name="__DdeLink__3235_1027842830"/></text:p>
      <text:p text:style-name="P1"><text:tab/><text:tab/><text:tab/>功能名_<text:span text:style-name="T4">1:列表 功能类型:网格</text:span></text:p>
      <text:list xml:id="list1704928164548180490" text:style-name="L5">
        <text:list-item>
          <text:p text:style-name="P21">字段名:请假人</text:p>
        </text:list-item>
        <text:list-item>
          <text:p text:style-name="P21">字段名:请假时间</text:p>
        </text:list-item>
        <text:list-item>
          <text:p text:style-name="P22">字段名:请假开始时间</text:p>
        </text:list-item>
        <text:list-item>
          <text:p text:style-name="P22">字段名:请假结束时间</text:p>
        </text:list-item>
        <text:list-item>
          <text:p text:style-name="P22">字段名:请假天数</text:p>
        </text:list-item>
        <text:list-item>
          <text:p text:style-name="P22">字段名:审核人</text:p>
        </text:list-item>
        <text:list-item>
          <text:p text:style-name="P22">字段名:是否通过</text:p>
        </text:list-item>
        <text:list-item>
          <text:p text:style-name="P22">字段名:审核意见</text:p>
        </text:list-item>
        <text:list-item>
          <text:p text:style-name="P22">字段名:审核时间</text:p>
        </text:list-item>
      </text:list>
      <text:p text:style-name="P2"><text:tab/><text:tab/><text:tab/>功能名_<text:span text:style-name="T4">2:</text:span><text:bookmark-start text:name="__DdeLink__3231_1027842830"/><text:span text:style-name="T4">删除</text:span><text:bookmark-end text:name="__DdeLink__3231_1027842830"/><text:span text:style-name="T4"> 功能类型:编辑</text:span></text:p>
      <text:p text:style-name="P2"><text:tab/><text:tab/><text:tab/></text:p>
      <text:p text:style-name="P2"><text:tab/><text:tab/><text:tab/>功能名_<text:span text:style-name="T4">3:审核 功能类型:编辑</text:span></text:p>
      <text:list xml:id="list7566020072185544296" text:style-name="L6">
        <text:list-item>
          <text:p text:style-name="P23">字段名:是否通过 <text:span text:style-name="T6"><text:s/>字段类型:布尔框 默认否</text:span></text:p>
        </text:list-item>
        <text:list-item>
          <text:p text:style-name="P23">字段名:审核意见 字段类型:文本框 非必填</text:p>
        </text:list-item>
      </text:list>
      <text:p text:style-name="P3"><text:tab/>导航下拉条_<text:span text:style-name="T5">2:年假管理</text:span></text:p>
      <text:p text:style-name="P2"><text:tab/><text:tab/>导航名_<text:span text:style-name="T7">1:</text:span><text:bookmark-start text:name="__DdeLink__3242_1027842830"/><text:bookmark-start text:name="__DdeLink__271_1205973050"/><text:span text:style-name="T7">年假标准管理</text:span><text:bookmark-end text:name="__DdeLink__3242_1027842830"/><text:bookmark-end text:name="__DdeLink__271_1205973050"/></text:p>
      <text:p text:style-name="P2"><text:tab/><text:tab/><text:tab/>功能名_<text:span text:style-name="T7">1:</text:span><text:bookmark-start text:name="__DdeLink__3246_1027842830"/><text:span text:style-name="T7">列表</text:span><text:bookmark-end text:name="__DdeLink__3246_1027842830"/><text:span text:style-name="T7"> 功能类型:网格</text:span></text:p>
      <text:list xml:id="list2438658536109497153" text:style-name="L7">
        <text:list-item>
          <text:p text:style-name="P24">字段名:开始工龄范围</text:p>
        </text:list-item>
        <text:list-item>
          <text:p text:style-name="P25">字段名:结束工龄范围</text:p>
        </text:list-item>
        <text:list-item>
          <text:p text:style-name="P24">字段名:病假限制<text:span text:style-name="T7">(月)</text:span></text:p>
        </text:list-item>
        <text:list-item>
          <text:p text:style-name="P24">字段名:岗位层级</text:p>
        </text:list-item>
        <text:list-item>
          <text:p text:style-name="P24">字段名:年假天数</text:p>
        </text:list-item>
        <text:list-item>
          <text:p text:style-name="P24">字段名:备注</text:p>
        </text:list-item>
      </text:list>
      <text:p text:style-name="P2"><text:tab/><text:tab/><text:tab/><text:bookmark-start text:name="__DdeLink__269_1205973050"/>功能名_<text:span text:style-name="T8">1:</text:span><text:bookmark-start text:name="__DdeLink__3238_1027842830"/><text:span text:style-name="T8">增加</text:span><text:bookmark-start text:name="__DdeLink__273_1205973050"/><text:span text:style-name="T8">范围</text:span><text:bookmark-end text:name="__DdeLink__273_1205973050"/><text:span text:style-name="T8"> </text:span><text:bookmark-end text:name="__DdeLink__3238_1027842830"/><text:span text:style-name="T8">功能类型:添加</text:span></text:p>
      <text:list xml:id="list2349158884146066306" text:style-name="L8">
        <text:list-item>
          <text:p text:style-name="P26">字段名:开始工龄范围 字段类型:整数框 最小:<text:span text:style-name="T8">1 必填</text:span></text:p>
        </text:list-item>
        <text:list-item>
          <text:p text:style-name="P15">字段名:结束工龄范围 字段类型:整数框 最小:<text:span text:style-name="T8">1 必填</text:span></text:p>
        </text:list-item>
        <text:list-item>
          <text:p text:style-name="P27">字段名:病假限制<text:span text:style-name="T8">(月) 字段类型:整数框 最小:0 必填</text:span></text:p>
        </text:list-item>
        <text:list-item>
          <text:p text:style-name="P27">字段名:备注 字段类型:文本框 非必填<text:bookmark-end text:name="__DdeLink__269_1205973050"/></text:p>
        </text:list-item>
      </text:list>
      <text:p text:style-name="P11"><text:tab/><text:tab/> <text:s text:c="11"/>功能名_<text:span text:style-name="T19">2:</text:span><text:bookmark-start text:name="__DdeLink__3240_1027842830"/><text:span text:style-name="T19">编辑范围</text:span><text:bookmark-end text:name="__DdeLink__3240_1027842830"/><text:span text:style-name="T19"> <text:s/>功能类型:编辑</text:span></text:p>
      <text:list xml:id="list165605082143428" text:continue-numbering="true" text:style-name="L8">
        <text:list-item>
          <text:p text:style-name="P28">字段名:开始工龄范围 字段类型:整数框 最小:<text:span text:style-name="T8">1 必填</text:span></text:p>
        </text:list-item>
        <text:list-item>
          <text:p text:style-name="P16">字段名:结束工龄范围 字段类型:整数框 最小:<text:span text:style-name="T8">1 必填</text:span></text:p>
        </text:list-item>
        <text:list-item>
          <text:p text:style-name="P28">字段名:病假限制<text:span text:style-name="T8">(月) 字段类型:整数框 最小:0 必填</text:span></text:p>
        </text:list-item>
        <text:list-item>
          <text:p text:style-name="P28">字段名:备注 字段类型:文本框 非必填</text:p>
        </text:list-item>
      </text:list>
      <text:p text:style-name="P7"><text:soft-page-break/><text:tab/><text:tab/><text:tab/>功能名_<text:span text:style-name="T19">3:</text:span><text:bookmark-start text:name="__DdeLink__3248_1027842830"/><text:bookmark-start text:name="__DdeLink__3244_1027842830"/><text:span text:style-name="T19">层级放假天数管理</text:span><text:bookmark-end text:name="__DdeLink__3248_1027842830"/><text:bookmark-end text:name="__DdeLink__3244_1027842830"/><text:span text:style-name="T19"> <text:s text:c="2"/>功能类型:编辑</text:span></text:p>
      <text:list xml:id="list4502991216305750858" text:style-name="L9">
        <text:list-item>
          <text:p text:style-name="P29">字段名:岗位层级 字段类型:单选框 必填</text:p>
        </text:list-item>
        <text:list-item>
          <text:p text:style-name="P29">字段名:年假天数 字段类型:整数框 最小:<text:span text:style-name="T9">0 必填</text:span></text:p>
        </text:list-item>
      </text:list>
      <text:p text:style-name="P4"><text:tab/><text:tab/><text:tab/>功能名_<text:span text:style-name="T9">3:删除 <text:s/>功能类型:编辑</text:span></text:p>
      <text:p text:style-name="P4"><text:tab/><text:tab/><text:tab/>功能名_4:冻结 功能类型:编辑</text:p>
      <text:p text:style-name="P4"><text:tab/><text:tab/><text:tab/>功能名_5:解冻 功能类型:编辑</text:p>
      <text:p text:style-name="P2"><text:tab/><text:tab/><text:tab/></text:p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1:12:11.407237916</meta:creation-date>
    <dc:date>2017-07-31T16:56:02.495495772</dc:date>
    <meta:editing-duration>PT56M44S</meta:editing-duration>
    <meta:editing-cycles>12</meta:editing-cycles>
    <meta:generator>LibreOffice/5.1.3.2$Linux_X86_64 LibreOffice_project/10$Build-2</meta:generator>
    <meta:document-statistic meta:table-count="0" meta:image-count="0" meta:object-count="0" meta:page-count="3" meta:paragraph-count="99" meta:word-count="1270" meta:character-count="1592" meta:non-whitespace-character-count="1400"/>
  </office:meta>
</office:document-meta>
</file>